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Sans NF" svg:font-family="'NotoSans NF'" style:font-family-generic="system" style:font-pitch="variable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494cm" fo:margin-left="-1.588cm" table:align="left" style:writing-mode="lr-tb"/>
    </style:style>
    <style:style style:name="Таблица1.A" style:family="table-column">
      <style:table-column-properties style:column-width="2.223cm"/>
    </style:style>
    <style:style style:name="Таблица1.B" style:family="table-column">
      <style:table-column-properties style:column-width="3.175cm"/>
    </style:style>
    <style:style style:name="Таблица1.C" style:family="table-column">
      <style:table-column-properties style:column-width="2.858cm"/>
    </style:style>
    <style:style style:name="Таблица1.F" style:family="table-column">
      <style:table-column-properties style:column-width="4.524cm"/>
    </style:style>
    <style:style style:name="Таблица1.1" style:family="table-row">
      <style:table-row-properties style:min-row-height="0.885cm" fo:keep-together="auto"/>
    </style:style>
    <style:style style:name="Таблица1.A1" style:family="table-cell">
      <style:table-cell-properties style:vertical-align="middle" style:border-line-width="0.018cm 0.018cm 0.018cm" fo:padding-left="0.191cm" fo:padding-right="0.191cm" fo:padding-top="0cm" fo:padding-bottom="0cm" fo:border="1.5pt double #000000" style:writing-mode="lr-tb"/>
    </style:style>
    <style:style style:name="Таблица1.2" style:family="table-row">
      <style:table-row-properties style:min-row-height="0.801cm" fo:keep-together="auto"/>
    </style:style>
    <style:style style:name="Таблица1.A2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1cm" fo:padding-right="0.191cm" fo:padding-top="0cm" fo:padding-bottom="0cm" fo:border-left="1.5pt double #000000" fo:border-right="1.5pt double #000000" fo:border-top="1.5pt double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PT Astra Serif1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>
        <style:tab-stops>
          <style:tab-stop style:position="0.741cm"/>
        </style:tab-stops>
      </style:paragraph-properties>
      <style:text-properties style:font-name="PT Astra Serif1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PT Astra Serif1"/>
    </style:style>
    <style:style style:name="P4" style:family="paragraph" style:parent-style-name="Standard">
      <style:paragraph-properties fo:text-align="center" style:justify-single-word="false"/>
      <style:text-properties style:font-name="PT Astra Serif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PT Astra Serif1" fo:font-size="14pt" fo:background-color="#ffff0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PT Astra Serif1" fo:font-size="14pt" fo:background-color="#ffff00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PT Astra Serif1" fo:font-size="14pt" fo:background-color="#ffff00" style:font-size-asian="14pt" style:font-size-complex="14pt"/>
    </style:style>
    <style:style style:name="P8" style:family="paragraph" style:parent-style-name="Standard">
      <style:text-properties style:font-name="PT Astra Serif1" fo:language="en" fo:country="US"/>
    </style:style>
    <style:style style:name="T1" style:family="text">
      <style:text-properties officeooo:rsid="0002fb02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нные по блоку № <text:span text:style-name="T1">block</text:span> за период с <text:span text:style-name="T1">begin</text:span> по <text:span text:style-name="T1">end</text:span></text:p>
      <text:p text:style-name="P2"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3"><text:span text:style-name="T2">Дата</text:span></text:p>
          </table:table-cell>
          <table:table-cell table:style-name="Таблица1.A1" office:value-type="string">
            <text:p text:style-name="P4">Реактор</text:p>
            <text:p text:style-name="P3">кВт / шт</text:p>
          </table:table-cell>
          <table:table-cell table:style-name="Таблица1.A1" office:value-type="string">
            <text:p text:style-name="P4">ВО3</text:p>
            <text:p text:style-name="P3">кВт / шт</text:p>
          </table:table-cell>
          <table:table-cell table:style-name="Таблица1.A1" office:value-type="string">
            <text:p text:style-name="P4">ВО1</text:p>
            <text:p text:style-name="P3">кВт / шт</text:p>
          </table:table-cell>
          <table:table-cell table:style-name="Таблица1.A1" office:value-type="string">
            <text:p text:style-name="P4">ВО2</text:p>
            <text:p text:style-name="P3">кВт / шт</text:p>
          </table:table-cell>
          <table:table-cell table:style-name="Таблица1.A1" office:value-type="string">
            <text:p text:style-name="P4">Перестановки</text:p>
          </table:table-cell>
        </table:table-row>
        <table:table-row table:style-name="Таблица1.2"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Sans NF" svg:font-family="'NotoSans NF'" style:font-family-generic="system" style:font-pitch="variable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Source Han Sans CN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name-complex="Noto Sans Devanagari1" style:font-family-complex="'Noto Sans Devanagari'" style:font-family-generic-complex="swiss"/>
    </style:style>
    <style:style style:name="Текст_20_выноски" style:display-name="Текст выноски" style:family="paragraph" style:parent-style-name="Standard">
      <style:text-properties style:font-name="Tahoma1" fo:font-family="Tahoma" style:font-family-generic="swiss" style:font-pitch="variable" fo:font-size="8pt" fo:language="none" fo:country="none" style:font-size-asian="8pt" style:font-name-complex="Tahoma1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Данные по блоку № 4 за период с 26</dc:title>
    <meta:initial-creator>USER</meta:initial-creator>
    <meta:creation-date>2020-10-26T09:30:00</meta:creation-date>
    <dc:date>2026-01-02T13:21:52.258027504</dc:date>
    <meta:print-date>2023-10-27T08:01:00</meta:print-date>
    <meta:editing-cycles>27</meta:editing-cycles>
    <meta:editing-duration>PT4H12M36S</meta:editing-duration>
    <meta:generator>LibreOffice/25.8.2.2$Linux_X86_64 LibreOffice_project/d401f2107ccab8f924a8e2df40f573aab7605b6f</meta:generator>
    <meta:document-statistic meta:table-count="1" meta:image-count="0" meta:object-count="0" meta:page-count="1" meta:paragraph-count="12" meta:word-count="29" meta:character-count="113" meta:non-whitespace-character-count="94"/>
  </office:meta>
</office:document-meta>
</file>